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1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07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2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5224" calcext:value-type="float">
            <text:p>10.55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07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30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7248" calcext:value-type="float">
            <text:p>10.7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1152" calcext:value-type="float">
            <text:p>10.7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5056" calcext:value-type="float">
            <text:p>10.73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0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2008" calcext:value-type="float">
            <text:p>10.73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5912" calcext:value-type="float">
            <text:p>10.72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372" calcext:value-type="float">
            <text:p>10.7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19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2552" calcext:value-type="float">
            <text:p>10.51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1216" calcext:value-type="float">
            <text:p>10.49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10-0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6896" calcext:value-type="float">
            <text:p>10.21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20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0112" calcext:value-type="float">
            <text:p>10.0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02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9592" calcext:value-type="float">
            <text:p>9.68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5272" calcext:value-type="float">
            <text:p>9.41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4792" calcext:value-type="float">
            <text:p>9.3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164" calcext:value-type="float">
            <text:p>9.3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9344" calcext:value-type="float">
            <text:p>9.2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3248" calcext:value-type="float">
            <text:p>9.2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6296" calcext:value-type="float">
            <text:p>9.2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08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1536" calcext:value-type="float">
            <text:p>9.2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9824" calcext:value-type="float">
            <text:p>9.2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4208" calcext:value-type="float">
            <text:p>9.2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8592" calcext:value-type="float">
            <text:p>9.3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6984" calcext:value-type="float">
            <text:p>9.3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3664" calcext:value-type="float">
            <text:p>9.5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7944" calcext:value-type="float">
            <text:p>9.4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27464" calcext:value-type="float">
            <text:p>9.4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0888" calcext:value-type="float">
            <text:p>9.3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8696" calcext:value-type="float">
            <text:p>9.3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39072" calcext:value-type="float">
            <text:p>9.33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9928" calcext:value-type="float">
            <text:p>9.3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7736" calcext:value-type="float">
            <text:p>9.3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02496" calcext:value-type="float">
            <text:p>9.30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47632" calcext:value-type="float">
            <text:p>9.2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2392" calcext:value-type="float">
            <text:p>9.2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202" calcext:value-type="float">
            <text:p>9.22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4104" calcext:value-type="float">
            <text:p>9.2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5816" calcext:value-type="float">
            <text:p>9.1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6672" calcext:value-type="float">
            <text:p>9.1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0576" calcext:value-type="float">
            <text:p>9.1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3624" calcext:value-type="float">
            <text:p>9.1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8488" calcext:value-type="float">
            <text:p>9.2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8112" calcext:value-type="float">
            <text:p>9.2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48216" calcext:value-type="float">
            <text:p>9.3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0616" calcext:value-type="float">
            <text:p>9.5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08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6584" calcext:value-type="float">
            <text:p>10.00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03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596" calcext:value-type="float">
            <text:p>9.5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8048" calcext:value-type="float">
            <text:p>9.5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6712" calcext:value-type="float">
            <text:p>9.5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7568" calcext:value-type="float">
            <text:p>9.4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1472" calcext:value-type="float">
            <text:p>9.4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0992" calcext:value-type="float">
            <text:p>9.46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5752" calcext:value-type="float">
            <text:p>9.4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9488" calcext:value-type="float">
            <text:p>9.61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11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1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9048" calcext:value-type="float">
            <text:p>9.9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5392" calcext:value-type="float">
            <text:p>10.37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09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7624" calcext:value-type="float">
            <text:p>10.7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5432" calcext:value-type="float">
            <text:p>10.69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6288" calcext:value-type="float">
            <text:p>10.68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11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0192" calcext:value-type="float">
            <text:p>10.68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4096" calcext:value-type="float">
            <text:p>10.6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1048" calcext:value-type="float">
            <text:p>10.67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8" calcext:value-type="float">
            <text:p>10.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4952" calcext:value-type="float">
            <text:p>10.66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8856" calcext:value-type="float">
            <text:p>10.65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5808" calcext:value-type="float">
            <text:p>10.6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6664" calcext:value-type="float">
            <text:p>10.6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3616" calcext:value-type="float">
            <text:p>10.64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228" calcext:value-type="float">
            <text:p>10.6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9232" calcext:value-type="float">
            <text:p>10.6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3136" calcext:value-type="float">
            <text:p>10.6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7896" calcext:value-type="float">
            <text:p>10.5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9608" calcext:value-type="float">
            <text:p>10.57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3512" calcext:value-type="float">
            <text:p>10.57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8272" calcext:value-type="float">
            <text:p>10.55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3032" calcext:value-type="float">
            <text:p>10.5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6456" calcext:value-type="float">
            <text:p>10.50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5976" calcext:value-type="float">
            <text:p>10.47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5872" calcext:value-type="float">
            <text:p>10.4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0632" calcext:value-type="float">
            <text:p>10.3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6624" calcext:value-type="float">
            <text:p>10.3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5288" calcext:value-type="float">
            <text:p>10.30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8712" calcext:value-type="float">
            <text:p>10.26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7752" calcext:value-type="float">
            <text:p>10.20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556" calcext:value-type="float">
            <text:p>10.19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06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2032" calcext:value-type="float">
            <text:p>10.16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6792" calcext:value-type="float">
            <text:p>10.1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0696" calcext:value-type="float">
            <text:p>10.1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46" calcext:value-type="float">
            <text:p>10.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8504" calcext:value-type="float">
            <text:p>10.1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9256" calcext:value-type="float">
            <text:p>10.0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4016" calcext:value-type="float">
            <text:p>10.03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1824" calcext:value-type="float">
            <text:p>10.02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3536" calcext:value-type="float">
            <text:p>10.0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1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6168" calcext:value-type="float">
            <text:p>9.72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31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0008" calcext:value-type="float">
            <text:p>9.97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7816" calcext:value-type="float">
            <text:p>9.9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7336" calcext:value-type="float">
            <text:p>9.9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7712" calcext:value-type="float">
            <text:p>9.8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13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08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0072" calcext:value-type="float">
            <text:p>9.7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7776" calcext:value-type="float">
            <text:p>9.63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5584" calcext:value-type="float">
            <text:p>9.62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8256" calcext:value-type="float">
            <text:p>9.66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0552" calcext:value-type="float">
            <text:p>9.7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9216" calcext:value-type="float">
            <text:p>9.72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0928" calcext:value-type="float">
            <text:p>9.71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3016" calcext:value-type="float">
            <text:p>9.6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4728" calcext:value-type="float">
            <text:p>9.6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0344" calcext:value-type="float">
            <text:p>9.6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2912" calcext:value-type="float">
            <text:p>9.5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3768" calcext:value-type="float">
            <text:p>9.5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5856" calcext:value-type="float">
            <text:p>9.5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8904" calcext:value-type="float">
            <text:p>9.5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1096" calcext:value-type="float">
            <text:p>9.5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2432" calcext:value-type="float">
            <text:p>9.5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7296" calcext:value-type="float">
            <text:p>9.6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8632" calcext:value-type="float">
            <text:p>9.62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6064" calcext:value-type="float">
            <text:p>9.65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02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0384" calcext:value-type="float">
            <text:p>9.93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076" calcext:value-type="float">
            <text:p>9.8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4664" calcext:value-type="float">
            <text:p>9.8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8568" calcext:value-type="float">
            <text:p>9.87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1992" calcext:value-type="float">
            <text:p>9.8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0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6272" calcext:value-type="float">
            <text:p>9.7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7608" calcext:value-type="float">
            <text:p>9.8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0656" calcext:value-type="float">
            <text:p>9.82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2848" calcext:value-type="float">
            <text:p>9.8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8088" calcext:value-type="float">
            <text:p>9.8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2-24 14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3328" calcext:value-type="float">
            <text:p>9.86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1-01-21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12-11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11-18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896" calcext:value-type="float">
            <text:p>10.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10-28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10-16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324" calcext:value-type="float">
            <text:p>10.6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09-18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08-20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07-28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07-15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06-18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05-22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04-23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03-19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02-20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20-01-23 18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12-12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11-2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10-24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09-19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08-2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2472" calcext:value-type="float">
            <text:p>9.87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07-30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98" calcext:value-type="float">
            <text:p>9.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07-24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07-1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06-2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05-23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3288" calcext:value-type="float">
            <text:p>9.5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04-18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03-26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22536" calcext:value-type="float">
            <text:p>9.6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02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9-01-17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7088" calcext:value-type="float">
            <text:p>9.46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8-12-1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0784" calcext:value-type="float">
            <text:p>9.32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8-11-21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8-10-23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8-09-20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8-08-23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3368" calcext:value-type="float">
            <text:p>10.1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8-07-24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172" calcext:value-type="float">
            <text:p>9.9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8-06-27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7128" calcext:value-type="float">
            <text:p>9.7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8-05-24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8-04-19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8-03-27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8-02-27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8-01-23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2824" calcext:value-type="float">
            <text:p>10.4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7-12-15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7-11-24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7-10-24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7-09-22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7-08-2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7-07-26 18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7-06-30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9968" calcext:value-type="float">
            <text:p>9.64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7-05-2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7-04-27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7-03-31 12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364" calcext:value-type="float">
            <text:p>10.07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7-02-24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7-01-30 2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6-12-3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6768" calcext:value-type="float">
            <text:p>10.71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6-11-25 15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442" calcext:value-type="float">
            <text:p>10.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6-10-28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7728" calcext:value-type="float">
            <text:p>10.7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6-09-30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6-08-24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6-07-27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0904" calcext:value-type="float">
            <text:p>10.28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6-06-29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6-05-2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6-04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6-03-30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6-02-26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4432" calcext:value-type="float">
            <text:p>10.3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6-01-27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5-12-22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5-11-25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5-10-27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5-10-0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9024" calcext:value-type="float">
            <text:p>10.4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5-08-26 14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5-07-30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5-06-23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5-05-28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5-04-30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5-03-25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5-01-2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4-12-17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4-11-26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4-10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4-09-24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1864" calcext:value-type="float">
            <text:p>10.34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4-08-26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4-07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4-06-25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4-05-29 13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4-04-29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4-03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4-02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4-01-28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3-12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8376" calcext:value-type="float">
            <text:p>10.6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3-11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3-10-28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3-09-2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3-08-2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3-08-01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5896" calcext:value-type="float">
            <text:p>9.8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3-06-2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3-05-30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8192" calcext:value-type="float">
            <text:p>9.9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3-04-30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4456" calcext:value-type="float">
            <text:p>9.7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3-03-28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3-02-25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6144" calcext:value-type="float">
            <text:p>10.2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3-01-31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2-12-20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2-11-29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2-11-05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2-09-19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2-08-27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2-07-23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2-06-25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2-05-2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5352" calcext:value-type="float">
            <text:p>10.0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2-05-0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2-03-26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2-02-2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2-01-23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1-12-2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1-11-2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12808" calcext:value-type="float">
            <text:p>9.5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1-10-24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3872" calcext:value-type="float">
            <text:p>9.64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1-09-26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1-08-30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1-07-2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1344" calcext:value-type="float">
            <text:p>9.9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1-06-27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1-05-23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1-04-25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1-03-28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1-02-23 19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3848" calcext:value-type="float">
            <text:p>10.2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1-01-24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8336" calcext:value-type="float">
            <text:p>10.30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0-12-20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0-11-23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0-10-25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0-09-2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8168" calcext:value-type="float">
            <text:p>10.48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0-08-23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0-07-26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0-06-28 1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2096" calcext:value-type="float">
            <text:p>9.9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0-05-24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4248" calcext:value-type="float">
            <text:p>9.60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0-04-26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0848" calcext:value-type="float">
            <text:p>9.0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0-03-2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14816" calcext:value-type="float">
            <text:p>8.8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0-02-2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10-01-25 12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3432" calcext:value-type="float">
            <text:p>9.9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9-12-21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5728" calcext:value-type="float">
            <text:p>10.0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9-11-23 12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9-10-26 11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9-09-28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4704" calcext:value-type="float">
            <text:p>10.20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9-08-24 11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9-07-30 11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9-06-24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6104" calcext:value-type="float">
            <text:p>9.9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9-05-27 1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2368" calcext:value-type="float">
            <text:p>9.80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9-04-27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4352" calcext:value-type="float">
            <text:p>9.67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9-03-24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9-02-23 14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8-12-22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8-11-24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8-10-28 1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8-09-24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8-08-26 1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8-07-3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8-06-25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8-05-21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6336" calcext:value-type="float">
            <text:p>9.5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8-03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6128" calcext:value-type="float">
            <text:p>9.4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8-02-28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8-01-31 15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7-11-27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9816" calcext:value-type="float">
            <text:p>10.71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7-10-2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7-09-24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3304" calcext:value-type="float">
            <text:p>10.4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7-08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22" calcext:value-type="float">
            <text:p>9.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8528" calcext:value-type="float">
            <text:p>9.55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2304" calcext:value-type="float">
            <text:p>10.0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6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2888" calcext:value-type="float">
            <text:p>10.15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5184" calcext:value-type="float">
            <text:p>10.2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6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3976" calcext:value-type="float">
            <text:p>9.7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37192" calcext:value-type="float">
            <text:p>9.5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74" calcext:value-type="float">
            <text:p>9.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5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5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5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6404" calcext:value-type="float">
            <text:p>9.4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6464" calcext:value-type="float">
            <text:p>9.0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1408" calcext:value-type="float">
            <text:p>9.74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3496" calcext:value-type="float">
            <text:p>9.68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0528" calcext:value-type="float">
            <text:p>10.3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9296" calcext:value-type="float">
            <text:p>10.36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4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4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6688" calcext:value-type="float">
            <text:p>10.07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4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1576" calcext:value-type="float">
            <text:p>9.56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4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1136" calcext:value-type="float">
            <text:p>9.85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3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0152" calcext:value-type="float">
            <text:p>10.3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692" calcext:value-type="float">
            <text:p>9.64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3456" calcext:value-type="float">
            <text:p>9.3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2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9776" calcext:value-type="float">
            <text:p>10.39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2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2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0464" calcext:value-type="float">
            <text:p>10.57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7208" calcext:value-type="float">
            <text:p>10.42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2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2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1968" calcext:value-type="float">
            <text:p>10.41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2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78312" calcext:value-type="float">
            <text:p>10.8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6016" calcext:value-type="float">
            <text:p>10.7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1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1008" calcext:value-type="float">
            <text:p>10.3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5416" calcext:value-type="float">
            <text:p>9.80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1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1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0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4056" calcext:value-type="float">
            <text:p>10.35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0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0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0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2136" calcext:value-type="float">
            <text:p>10.2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200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9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4536" calcext:value-type="float">
            <text:p>10.3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9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9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5936" calcext:value-type="float">
            <text:p>10.1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1784" calcext:value-type="float">
            <text:p>9.7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2408" calcext:value-type="float">
            <text:p>10.1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8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8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8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8672" calcext:value-type="float">
            <text:p>9.94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8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9384" calcext:value-type="float">
            <text:p>9.5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5924" calcext:value-type="float">
            <text:p>9.1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3728" calcext:value-type="float">
            <text:p>9.2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6816" calcext:value-type="float">
            <text:p>9.5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0136" calcext:value-type="float">
            <text:p>9.47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8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7272" calcext:value-type="float">
            <text:p>10.1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8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0088" calcext:value-type="float">
            <text:p>10.61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7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136" calcext:value-type="float">
            <text:p>10.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99064" calcext:value-type="float">
            <text:p>10.79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7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7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1928" calcext:value-type="float">
            <text:p>10.09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9864" calcext:value-type="float">
            <text:p>9.5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0176" calcext:value-type="float">
            <text:p>9.79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4224" calcext:value-type="float">
            <text:p>10.1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0968" calcext:value-type="float">
            <text:p>10.03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6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40824" calcext:value-type="float">
            <text:p>9.64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6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5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8208" calcext:value-type="float">
            <text:p>10.8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71632" calcext:value-type="float">
            <text:p>10.7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4472" calcext:value-type="float">
            <text:p>10.63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7856" calcext:value-type="float">
            <text:p>10.2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6856" calcext:value-type="float">
            <text:p>9.89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988" calcext:value-type="float">
            <text:p>10.46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9528" calcext:value-type="float">
            <text:p>9.9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0448" calcext:value-type="float">
            <text:p>9.68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9656" calcext:value-type="float">
            <text:p>9.4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3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52176" calcext:value-type="float">
            <text:p>10.55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11256" calcext:value-type="float">
            <text:p>10.8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68584" calcext:value-type="float">
            <text:p>10.7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0568" calcext:value-type="float">
            <text:p>10.64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6832" calcext:value-type="float">
            <text:p>10.4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4328" calcext:value-type="float">
            <text:p>10.24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5548" calcext:value-type="float">
            <text:p>9.5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3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3392" calcext:value-type="float">
            <text:p>9.61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3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77144" calcext:value-type="float">
            <text:p>10.67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7168" calcext:value-type="float">
            <text:p>10.1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2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1448" calcext:value-type="float">
            <text:p>10.0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2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0216" calcext:value-type="float">
            <text:p>10.11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1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9984" calcext:value-type="float">
            <text:p>10.5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1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6416" calcext:value-type="float">
            <text:p>10.1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9152" calcext:value-type="float">
            <text:p>9.9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1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5248" calcext:value-type="float">
            <text:p>9.9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1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3912" calcext:value-type="float">
            <text:p>9.96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0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0592" calcext:value-type="float">
            <text:p>10.0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4496" calcext:value-type="float">
            <text:p>10.06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3224" calcext:value-type="float">
            <text:p>9.7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0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0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5792" calcext:value-type="float">
            <text:p>9.76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9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9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696" calcext:value-type="float">
            <text:p>9.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9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6208" calcext:value-type="float">
            <text:p>10.04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9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81616" calcext:value-type="float">
            <text:p>9.88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9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71176" calcext:value-type="float">
            <text:p>10.1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9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6936" calcext:value-type="float">
            <text:p>10.53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3784" calcext:value-type="float">
            <text:p>10.46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8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0256" calcext:value-type="float">
            <text:p>10.43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9128" calcext:value-type="float">
            <text:p>10.54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8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8648" calcext:value-type="float">
            <text:p>10.5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8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98608" calcext:value-type="float">
            <text:p>10.1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128" calcext:value-type="float">
            <text:p>10.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1888" calcext:value-type="float">
            <text:p>9.77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15144" calcext:value-type="float">
            <text:p>9.91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8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47376" calcext:value-type="float">
            <text:p>10.2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8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0892" calcext:value-type="float">
            <text:p>10.4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7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2072" calcext:value-type="float">
            <text:p>10.48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7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3888" calcext:value-type="float">
            <text:p>10.53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7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7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3264" calcext:value-type="float">
            <text:p>10.1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7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14688" calcext:value-type="float">
            <text:p>9.3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7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828" calcext:value-type="float">
            <text:p>9.0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7984" calcext:value-type="float">
            <text:p>9.7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2264" calcext:value-type="float">
            <text:p>9.73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4808" calcext:value-type="float">
            <text:p>10.27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6312" calcext:value-type="float">
            <text:p>10.11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2576" calcext:value-type="float">
            <text:p>9.94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796" calcext:value-type="float">
            <text:p>10.3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4368" calcext:value-type="float">
            <text:p>10.56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1696" calcext:value-type="float">
            <text:p>10.52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5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8512" calcext:value-type="float">
            <text:p>10.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3992" calcext:value-type="float">
            <text:p>10.6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16184" calcext:value-type="float">
            <text:p>10.61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5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25328" calcext:value-type="float">
            <text:p>10.6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4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7312" calcext:value-type="float">
            <text:p>10.4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5664" calcext:value-type="float">
            <text:p>10.2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4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3808" calcext:value-type="float">
            <text:p>9.89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788" calcext:value-type="float">
            <text:p>9.7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69552" calcext:value-type="float">
            <text:p>9.3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2328" calcext:value-type="float">
            <text:p>9.4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1912" calcext:value-type="float">
            <text:p>9.20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56776" calcext:value-type="float">
            <text:p>9.2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2016" calcext:value-type="float">
            <text:p>9.2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8776" calcext:value-type="float">
            <text:p>10.01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8752" calcext:value-type="float">
            <text:p>10.58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3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37064" calcext:value-type="float">
            <text:p>10.03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47504" calcext:value-type="float">
            <text:p>9.74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1848" calcext:value-type="float">
            <text:p>9.4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17152" calcext:value-type="float">
            <text:p>9.2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3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93936" calcext:value-type="float">
            <text:p>9.3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3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7792" calcext:value-type="float">
            <text:p>10.52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5496" calcext:value-type="float">
            <text:p>10.4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3576" calcext:value-type="float">
            <text:p>10.3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3744" calcext:value-type="float">
            <text:p>10.14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028" calcext:value-type="float">
            <text:p>9.8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8008" calcext:value-type="float">
            <text:p>9.2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1512" calcext:value-type="float">
            <text:p>9.8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17024" calcext:value-type="float">
            <text:p>9.7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2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74936" calcext:value-type="float">
            <text:p>9.7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2656" calcext:value-type="float">
            <text:p>10.58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3448" calcext:value-type="float">
            <text:p>10.82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1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7416" calcext:value-type="float">
            <text:p>10.56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6352" calcext:value-type="float">
            <text:p>10.43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1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3952" calcext:value-type="float">
            <text:p>10.2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9568" calcext:value-type="float">
            <text:p>10.2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1112" calcext:value-type="float">
            <text:p>10.42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1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3552" calcext:value-type="float">
            <text:p>10.89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0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22864" calcext:value-type="float">
            <text:p>10.7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0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57104" calcext:value-type="float">
            <text:p>10.35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9464" calcext:value-type="float">
            <text:p>10.1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60864" calcext:value-type="float">
            <text:p>9.96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0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60736" calcext:value-type="float">
            <text:p>10.46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80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9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29672" calcext:value-type="float">
            <text:p>10.32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9088" calcext:value-type="float">
            <text:p>10.22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1072" calcext:value-type="float">
            <text:p>10.10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7232" calcext:value-type="float">
            <text:p>9.8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5208" calcext:value-type="float">
            <text:p>9.6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9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5688" calcext:value-type="float">
            <text:p>9.69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08464" calcext:value-type="float">
            <text:p>9.80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38104" calcext:value-type="float">
            <text:p>10.7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394" calcext:value-type="float">
            <text:p>10.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87" calcext:value-type="float">
            <text:p>10.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8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8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6376" calcext:value-type="float">
            <text:p>9.86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59112" calcext:value-type="float">
            <text:p>9.6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0512" calcext:value-type="float">
            <text:p>9.4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8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1952" calcext:value-type="float">
            <text:p>9.52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1032" calcext:value-type="float">
            <text:p>9.7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8128" calcext:value-type="float">
            <text:p>10.1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7688" calcext:value-type="float">
            <text:p>10.4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3096" calcext:value-type="float">
            <text:p>10.29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7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7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89008" calcext:value-type="float">
            <text:p>9.5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4288" calcext:value-type="float">
            <text:p>9.92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4576" calcext:value-type="float">
            <text:p>10.70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7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2384" calcext:value-type="float">
            <text:p>10.69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6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1424" calcext:value-type="float">
            <text:p>10.63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85704" calcext:value-type="float">
            <text:p>10.58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94264" calcext:value-type="float">
            <text:p>10.49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2448" calcext:value-type="float">
            <text:p>10.4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5768" calcext:value-type="float">
            <text:p>10.3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6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1552" calcext:value-type="float">
            <text:p>10.13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6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2952" calcext:value-type="float">
            <text:p>9.9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6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836" calcext:value-type="float">
            <text:p>9.73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308" calcext:value-type="float">
            <text:p>9.4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6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5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04832" calcext:value-type="float">
            <text:p>9.7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5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4872" calcext:value-type="float">
            <text:p>10.02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5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3472" calcext:value-type="float">
            <text:p>10.2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3408" calcext:value-type="float">
            <text:p>10.50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5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604" calcext:value-type="float">
            <text:p>10.2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6752" calcext:value-type="float">
            <text:p>9.82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5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1644" calcext:value-type="float">
            <text:p>9.6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23704" calcext:value-type="float">
            <text:p>9.8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9944" calcext:value-type="float">
            <text:p>10.21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1592" calcext:value-type="float">
            <text:p>10.45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4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8024" calcext:value-type="float">
            <text:p>10.09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69424" calcext:value-type="float">
            <text:p>9.86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3184" calcext:value-type="float">
            <text:p>9.4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5104" calcext:value-type="float">
            <text:p>9.59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79736" calcext:value-type="float">
            <text:p>10.07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6132" calcext:value-type="float">
            <text:p>10.5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0424" calcext:value-type="float">
            <text:p>10.25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73056" calcext:value-type="float">
            <text:p>9.9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3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99904" calcext:value-type="float">
            <text:p>9.89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8152" calcext:value-type="float">
            <text:p>9.5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86544" calcext:value-type="float">
            <text:p>9.68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54896" calcext:value-type="float">
            <text:p>9.4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9632" calcext:value-type="float">
            <text:p>10.0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2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1384" calcext:value-type="float">
            <text:p>10.31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2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58984" calcext:value-type="float">
            <text:p>10.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54768" calcext:value-type="float">
            <text:p>9.95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2224" calcext:value-type="float">
            <text:p>9.4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9452" calcext:value-type="float">
            <text:p>9.4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2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1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3344" calcext:value-type="float">
            <text:p>10.75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1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01528" calcext:value-type="float">
            <text:p>10.7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24744" calcext:value-type="float">
            <text:p>10.5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94976" calcext:value-type="float">
            <text:p>10.0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38944" calcext:value-type="float">
            <text:p>9.83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92056" calcext:value-type="float">
            <text:p>9.59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8424" calcext:value-type="float">
            <text:p>9.4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1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67672" calcext:value-type="float">
            <text:p>9.56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37648" calcext:value-type="float">
            <text:p>10.1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01656" calcext:value-type="float">
            <text:p>10.2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0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7584" calcext:value-type="float">
            <text:p>10.38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0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3084" calcext:value-type="float">
            <text:p>10.53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9504" calcext:value-type="float">
            <text:p>10.50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2344" calcext:value-type="float">
            <text:p>10.37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62616" calcext:value-type="float">
            <text:p>10.2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67544" calcext:value-type="float">
            <text:p>10.06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87256" calcext:value-type="float">
            <text:p>9.28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0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7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6608" calcext:value-type="float">
            <text:p>9.4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9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45624" calcext:value-type="float">
            <text:p>9.9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8816" calcext:value-type="float">
            <text:p>10.3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5016" calcext:value-type="float">
            <text:p>10.41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38232" calcext:value-type="float">
            <text:p>10.2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5832" calcext:value-type="float">
            <text:p>10.0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5652" calcext:value-type="float">
            <text:p>10.2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1748" calcext:value-type="float">
            <text:p>10.3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61904" calcext:value-type="float">
            <text:p>10.6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4608" calcext:value-type="float">
            <text:p>10.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54184" calcext:value-type="float">
            <text:p>9.85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6648" calcext:value-type="float">
            <text:p>9.7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8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0304" calcext:value-type="float">
            <text:p>9.2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2872" calcext:value-type="float">
            <text:p>9.2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1268" calcext:value-type="float">
            <text:p>10.0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72928" calcext:value-type="float">
            <text:p>10.4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44912" calcext:value-type="float">
            <text:p>10.34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88296" calcext:value-type="float">
            <text:p>9.9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2704" calcext:value-type="float">
            <text:p>9.4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1744" calcext:value-type="float">
            <text:p>9.3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3272" calcext:value-type="float">
            <text:p>10.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89336" calcext:value-type="float">
            <text:p>10.68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7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9544" calcext:value-type="float">
            <text:p>10.8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6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87456" calcext:value-type="float">
            <text:p>10.88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6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90504" calcext:value-type="float">
            <text:p>10.8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60024" calcext:value-type="float">
            <text:p>10.8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94848" calcext:value-type="float">
            <text:p>10.59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48544" calcext:value-type="float">
            <text:p>10.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6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6248" calcext:value-type="float">
            <text:p>10.36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6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02112" calcext:value-type="float">
            <text:p>10.80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92256" calcext:value-type="float">
            <text:p>11.1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6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7496" calcext:value-type="float">
            <text:p>11.2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0996" calcext:value-type="float">
            <text:p>11.10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5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5848" calcext:value-type="float">
            <text:p>10.97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44784" calcext:value-type="float">
            <text:p>10.8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10672" calcext:value-type="float">
            <text:p>10.71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0036" calcext:value-type="float">
            <text:p>10.50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0048" calcext:value-type="float">
            <text:p>10.29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2784" calcext:value-type="float">
            <text:p>10.08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25456" calcext:value-type="float">
            <text:p>10.1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0224" calcext:value-type="float">
            <text:p>10.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5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38071165601</text:p>
          </table:table-cell>
          <table:table-cell office:value-type="string" calcext:value-type="string">
            <text:p>MA-DVW 10R DOVER, MA</text:p>
          </table:table-cell>
          <table:table-cell office:value-type="string" calcext:value-type="string">
            <text:p>1964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1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382" meta:object-count="0"/>
    <meta:user-defined meta:name="AppVersion">3.0</meta:user-defined>
  </office:meta>
</office:document-meta>
</file>